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04000002F3654223D9.png" manifest:media-type="image/png"/>
  <manifest:file-entry manifest:full-path="Pictures/1000000100000304000002F36752973B.png" manifest:media-type="image/png"/>
  <manifest:file-entry manifest:full-path="Pictures/100000010000032D000003195C344271.png" manifest:media-type="image/png"/>
  <manifest:file-entry manifest:full-path="Pictures/100000010000032D00000319DE278EA4.png" manifest:media-type="image/png"/>
  <manifest:file-entry manifest:full-path="Pictures/1000000100000302000002F3FC0BCCAD.png" manifest:media-type="image/png"/>
  <manifest:file-entry manifest:full-path="Pictures/100000010000032D00000319376511E7.png" manifest:media-type="image/png"/>
  <manifest:file-entry manifest:full-path="Pictures/100000010000032D00000319FD10AEB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11" draw:fill="none" draw:textarea-vertical-align="middle" loext:decorative="false"/>
    </style:style>
    <style:style style:name="gr12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41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true" fo:min-height="0.418cm" fo:min-width="1.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 loext:decorative="false"/>
      <style:paragraph-properties style:writing-mode="lr-tb"/>
    </style:style>
    <style:style style:name="gr17" style:family="graphic" style:parent-style-name="SceneName">
      <style:graphic-properties fo:min-height="0.475cm" fo:min-width="2.855cm" loext:decorative="false"/>
      <style:paragraph-properties style:writing-mode="lr-tb"/>
    </style:style>
    <style:style style:name="gr18" style:family="graphic" style:parent-style-name="SceneName">
      <style:graphic-properties fo:min-height="0.475cm" fo:min-width="2.195cm" loext:decorative="false"/>
      <style:paragraph-properties style:writing-mode="lr-tb"/>
    </style:style>
    <style:style style:name="gr19" style:family="graphic" style:parent-style-name="SceneName">
      <style:graphic-properties loext:decorative="false"/>
      <style:paragraph-properties style:writing-mode="lr-tb"/>
    </style:style>
    <style:style style:name="gr20" style:family="graphic" style:parent-style-name="SceneName">
      <style:graphic-properties fo:min-height="0.475cm" fo:min-width="2.716cm" loext:decorative="false"/>
      <style:paragraph-properties style:writing-mode="lr-tb"/>
    </style:style>
    <style:style style:name="gr21" style:family="graphic" style:parent-style-name="SceneName">
      <style:graphic-properties fo:min-height="0.475cm" fo:min-width="2.131cm" loext:decorative="false"/>
      <style:paragraph-properties style:writing-mode="lr-tb"/>
    </style:style>
    <style:style style:name="gr22" style:family="graphic" style:parent-style-name="SceneName">
      <style:graphic-properties fo:min-height="0.475cm" fo:min-width="2.21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cm" svg:height="4.88cm" svg:x="1.025cm" svg:y="1.5cm">
          <draw:image xlink:href="Pictures/1000000100000304000002F36752973B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7cm" svg:x="12.067cm" svg:y="1.505cm">
          <draw:image xlink:href="Pictures/100000010000032D000003195C344271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9cm" svg:x="23.675cm" svg:y="8.6cm">
          <draw:image xlink:href="Pictures/1000000100000302000002F3FC0BCCAD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9cm" svg:x="1.025cm" svg:y="15cm">
          <draw:image xlink:href="Pictures/1000000100000304000002F3654223D9.png" xlink:type="simple" xlink:show="embed" xlink:actuate="onLoad" draw:mime-type="image/png">
            <text:p/>
          </draw:image>
        </draw:frame>
        <draw:line draw:style-name="gr2" draw:text-style-name="P1" draw:layer="layout" svg:x1="6cm" svg:y1="4cm" svg:x2="12cm" svg:y2="4cm">
          <text:p/>
        </draw:line>
        <draw:line draw:style-name="gr3" draw:text-style-name="P1" draw:layer="layout" svg:x1="15.3cm" svg:y1="6.5cm" svg:x2="15.3cm" svg:y2="8.5cm">
          <text:p/>
        </draw:line>
        <draw:line draw:style-name="gr4" draw:text-style-name="P1" draw:layer="layout" svg:x1="14.9cm" svg:y1="13cm" svg:x2="14.9cm" svg:y2="15cm">
          <text:p/>
        </draw:line>
        <draw:line draw:style-name="gr5" draw:text-style-name="P1" draw:layer="layout" svg:x1="17.2cm" svg:y1="3.45cm" svg:x2="23.7cm" svg:y2="3.45cm">
          <text:p/>
        </draw:line>
        <draw:line draw:style-name="gr6" draw:text-style-name="P1" draw:layer="layout" svg:x1="23.75cm" svg:y1="5.5cm" svg:x2="17cm" svg:y2="5.5cm">
          <text:p/>
        </draw:line>
        <draw:line draw:style-name="gr7" draw:text-style-name="P1" draw:layer="layout" svg:x1="27.55cm" svg:y1="6.3cm" svg:x2="27.55cm" svg:y2="8.55cm">
          <text:p/>
        </draw:line>
        <draw:line draw:style-name="gr8" draw:text-style-name="P1" draw:layer="layout" svg:x1="24.5cm" svg:y1="8.5cm" svg:x2="24.5cm" svg:y2="6.5cm">
          <text:p/>
        </draw:line>
        <draw:line draw:style-name="gr9" draw:text-style-name="P1" draw:layer="layout" svg:x1="11.95cm" svg:y1="17.5cm" svg:x2="5.95cm" svg:y2="17.5cm">
          <text:p/>
        </draw:line>
        <draw:line draw:style-name="gr10" draw:text-style-name="P1" draw:layer="layout" svg:x1="3.25cm" svg:y1="15cm" svg:x2="12cm" svg:y2="4.5cm">
          <text:p/>
        </draw:line>
        <draw:path draw:style-name="gr11" draw:text-style-name="P1" draw:layer="layout" svg:width="5.797cm" svg:height="7.662cm" draw:transform="skewX (-8.38487595831706E-017) rotate (2.399653188567) translate (12cm 15.65cm)" svg:viewBox="0 0 5798 7663" svg:d="M0 0c8139 0 5329 7663 5329 7663">
          <text:p/>
        </draw:path>
        <draw:line draw:style-name="gr12" draw:text-style-name="P1" draw:layer="layout" svg:x1="17cm" svg:y1="10.75cm" svg:x2="23.4cm" svg:y2="6cm">
          <text:p/>
        </draw:line>
        <draw:frame draw:style-name="gr13" draw:text-style-name="P2" draw:layer="layout" svg:width="2.25cm" svg:height="0.668cm" svg:x="8cm" svg:y="3.35cm">
          <draw:text-box>
            <text:p><text:span text:style-name="T1">Timeout</text:span></text:p>
          </draw:text-box>
        </draw:frame>
        <draw:frame draw:style-name="gr13" draw:text-style-name="P4" draw:layer="layout" svg:width="2.25cm" svg:height="0.668cm" svg:x="19.5cm" svg:y="4.832cm">
          <draw:text-box>
            <text:p text:style-name="P3"><text:span text:style-name="T1">Timeout</text:span></text:p>
          </draw:text-box>
        </draw:frame>
        <draw:frame draw:style-name="gr13" draw:text-style-name="P2" draw:layer="layout" svg:width="2.25cm" svg:height="0.668cm" svg:x="14.75cm" svg:y="7.25cm">
          <draw:text-box>
            <text:p><text:span text:style-name="T1">Timeout</text:span></text:p>
          </draw:text-box>
        </draw:frame>
        <draw:frame draw:style-name="gr14" draw:text-style-name="P2" draw:layer="layout" svg:width="5.5cm" svg:height="1.039cm" svg:x="15cm" svg:y="13.711cm">
          <draw:text-box>
            <text:p><text:span text:style-name="T1">Timeout[Options unchanged]</text:span></text:p>
            <text:p><text:span text:style-name="T1"/></text:p>
          </draw:text-box>
        </draw:frame>
        <draw:frame draw:style-name="gr13" draw:text-style-name="P2" draw:layer="layout" svg:width="2.25cm" svg:height="0.668cm" svg:x="8cm" svg:y="16.75cm">
          <draw:text-box>
            <text:p><text:span text:style-name="T1">Timeout</text:span></text:p>
          </draw:text-box>
        </draw:frame>
        <draw:frame draw:style-name="gr15" draw:text-style-name="P2" draw:layer="layout" svg:width="2.05cm" svg:height="0.668cm" svg:x="2.7cm" svg:y="10.332cm">
          <draw:text-box>
            <text:p><text:span text:style-name="T1">Timeout</text:span></text:p>
          </draw:text-box>
        </draw:frame>
        <draw:frame draw:style-name="gr16" draw:text-style-name="P4" draw:layer="layout" svg:width="1.886cm" svg:height="0.645cm" svg:x="19.682cm" svg:y="2.7cm">
          <draw:text-box>
            <text:p text:style-name="P3"><text:span text:style-name="T1">[START]</text:span></text:p>
          </draw:text-box>
        </draw:frame>
        <draw:frame draw:style-name="gr16" draw:text-style-name="P4" draw:layer="layout" svg:width="1.886cm" svg:height="0.645cm" svg:x="19.114cm" svg:y="9.25cm">
          <draw:text-box>
            <text:p text:style-name="P3"><text:span text:style-name="T1">[START]</text:span></text:p>
          </draw:text-box>
        </draw:frame>
        <draw:frame draw:style-name="gr16" draw:text-style-name="P4" draw:layer="layout" svg:width="1.886cm" svg:height="0.645cm" svg:x="26.664cm" svg:y="7.25cm">
          <draw:text-box>
            <text:p text:style-name="P3"><text:span text:style-name="T1">[START]</text:span></text:p>
          </draw:text-box>
        </draw:frame>
        <draw:frame draw:style-name="gr16" draw:text-style-name="P4" draw:layer="layout" svg:width="1.886cm" svg:height="0.645cm" svg:x="8.864cm" svg:y="12.605cm">
          <draw:text-box>
            <text:p text:style-name="P3"><text:span text:style-name="T1">[START]</text:span></text:p>
          </draw:text-box>
        </draw:frame>
        <draw:frame draw:style-name="gr16" draw:text-style-name="P4" draw:layer="layout" svg:width="1.886cm" svg:height="0.645cm" svg:x="4.932cm" svg:y="10.344cm">
          <draw:text-box>
            <text:p text:style-name="P3"><text:span text:style-name="T1">[START]</text:span></text:p>
          </draw:text-box>
        </draw:frame>
        <draw:frame draw:style-name="gr17" draw:layer="layout" svg:width="3.355cm" svg:height="0.725cm" svg:x="24.199cm" svg:y="0.9cm">
          <draw:text-box>
            <text:p>OptionsScene</text:p>
          </draw:text-box>
        </draw:frame>
        <draw:frame draw:style-name="gr18" draw:layer="layout" svg:width="2.695cm" svg:height="0.725cm" svg:x="12.584cm" svg:y="8cm">
          <draw:text-box>
            <text:p>IntroScene</text:p>
          </draw:text-box>
        </draw:frame>
        <draw:frame draw:style-name="gr19" draw:layer="layout" svg:width="2.631cm" svg:height="0.725cm" svg:x="24.817cm" svg:y="8.025cm">
          <draw:text-box>
            <text:p>PlayScene</text:p>
          </draw:text-box>
        </draw:frame>
        <draw:frame draw:style-name="gr18" draw:layer="layout" svg:width="2.695cm" svg:height="0.725cm" svg:x="12.942cm" svg:y="0.887cm">
          <draw:text-box>
            <text:p>IntroScene</text:p>
          </draw:text-box>
        </draw:frame>
        <draw:frame draw:style-name="gr20" draw:layer="layout" svg:width="3.216cm" svg:height="0.725cm" svg:x="1.775cm" svg:y="14.5cm">
          <draw:text-box>
            <text:p>CreditsScene</text:p>
          </draw:text-box>
        </draw:frame>
        <draw:frame draw:style-name="gr21" draw:layer="layout" svg:width="2.631cm" svg:height="0.725cm" svg:x="12.119cm" svg:y="14.275cm">
          <draw:text-box>
            <text:p>PlayScene</text:p>
          </draw:text-box>
        </draw:frame>
        <draw:frame draw:style-name="gr22" draw:layer="layout" svg:width="2.716cm" svg:height="0.725cm" svg:x="2.167cm" svg:y="0.9cm">
          <draw:text-box>
            <text:p>BootScene</text:p>
          </draw:text-box>
        </draw:frame>
        <draw:frame draw:style-name="gr23" draw:text-style-name="P2" draw:layer="layout" svg:width="2.377cm" svg:height="0.645cm" svg:x="23.123cm" svg:y="7.25cm">
          <draw:text-box>
            <text:p><text:span text:style-name="T1">Game Over</text:span></text:p>
          </draw:text-box>
        </draw:frame>
        <draw:frame draw:style-name="gr1" draw:text-style-name="P1" draw:layer="layout" svg:width="5cm" svg:height="4.87cm" svg:x="23.675cm" svg:y="1.505cm">
          <draw:image xlink:href="Pictures/100000010000032D00000319376511E7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87cm" svg:x="12.067cm" svg:y="15.01cm">
          <draw:image xlink:href="Pictures/100000010000032D00000319DE278EA4.png" xlink:type="simple" xlink:show="embed" xlink:actuate="onLoad" draw:mime-type="image/png">
            <text:p/>
          </draw:image>
        </draw:frame>
        <draw:frame draw:style-name="gr24" draw:text-style-name="P5" draw:layer="layout" svg:width="2.255cm" svg:height="0.645cm" svg:x="17.301cm" svg:y="17.355cm">
          <draw:text-box>
            <text:p><text:span text:style-name="T2">Demo level</text:span></text:p>
          </draw:text-box>
        </draw:frame>
        <draw:frame draw:style-name="gr25" draw:text-style-name="P5" draw:layer="layout" svg:width="2.449cm" svg:height="0.645cm" svg:x="24.995cm" svg:y="13.855cm">
          <draw:text-box>
            <text:p><text:span text:style-name="T2">Normal level</text:span></text:p>
          </draw:text-box>
        </draw:frame>
        <draw:frame draw:style-name="gr1" draw:text-style-name="P1" draw:layer="layout" svg:width="5cm" svg:height="4.87cm" svg:x="12.067cm" svg:y="8.615cm">
          <draw:image xlink:href="Pictures/100000010000032D00000319FD10AEBC.png" xlink:type="simple" xlink:show="embed" xlink:actuate="onLoad" draw:mime-type="image/png">
            <text:p/>
          </draw:image>
        </draw:frame>
        <draw:frame draw:style-name="gr26" draw:text-style-name="P4" draw:layer="layout" svg:width="6cm" svg:height="1.039cm" svg:x="17.5cm" svg:y="8.461cm">
          <draw:text-box>
            <text:p text:style-name="P3"><text:span text:style-name="T1">Timeout[Options changed]</text:span></text:p>
            <text:p text:style-name="P3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1013 1130" svg:d="M1009 1050l-449-1008-22-30-29-12-34 12-21 26-449 1012-5 13v8l5 21 12 21 17 13 21 4h903l21-4 21-13 9-21 4-21v-8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ceneName" style:family="graphic" style:parent-style-name="standard">
      <style:graphic-properties draw:stroke="none" draw:stroke-dash="Dash_20_Dot_20_1" svg:stroke-color="#000000" draw:fill="none" draw:fill-color="#ffffff" draw:textarea-horizontal-align="left" draw:auto-grow-height="true" draw:auto-grow-width="true" fo:min-height="0cm" fo:min-width="0cm" fo:wrap-option="no-wrap" style:writing-mode="lr-tb">
        <text:list-style style:name="SceneNam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2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5T11:39:18.606000000</meta:creation-date>
    <dc:date>2024-11-25T16:11:42.300000000</dc:date>
    <meta:editing-duration>PT1H23M36S</meta:editing-duration>
    <meta:editing-cycles>7</meta:editing-cycles>
    <meta:generator>LibreOffice/7.6.4.1$Windows_X86_64 LibreOffice_project/e19e193f88cd6c0525a17fb7a176ed8e6a3e2aa1</meta:generator>
    <meta:document-statistic meta:object-count="40"/>
  </office:meta>
</office:document-meta>
</file>